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-0.09861in" svg:y="-0.20278in" svg:width="6.53194in" svg:height="3.9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Image 2" text:anchor-type="paragraph" svg:x="-0.00486in" svg:y="0.02778in" svg:width="6.43819in" svg:height="2.37014in" style:rel-width="scale" style:rel-height="scale"><draw:image xlink:href="media/image2.png" xlink:type="simple" xlink:show="embed" xlink:actuate="onLoad"/><svg:title/><svg:desc/></draw:frame></text:p>
      <text:p text:style-name="Normal"/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 Hadj Souleymane Bah</meta:initial-creator>
    <dc:creator>El Hadj Souleymane Bah</dc:creator>
    <meta:creation-date>2022-04-02T22:01:00Z</meta:creation-date>
    <dc:date>2022-04-02T22:08:00Z</dc:date>
    <meta:template xlink:href="Normal" xlink:type="simple"/>
    <meta:editing-cycles>1</meta:editing-cycles>
    <meta:editing-duration>PT420S</meta:editing-duration>
    <meta:document-statistic meta:page-count="1" meta:paragraph-count="1" meta:word-count="2" meta:character-count="16" meta:row-count="1" meta:non-whitespace-character-count="15"/>
  </office:meta>
</office:document-meta>
</file>